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Text_20_body">
      <style:paragraph-properties fo:margin-left="0cm" fo:margin-right="0cm" fo:text-indent="0cm" style:auto-text-indent="false" fo:padding="0.049cm" fo: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Le MotoGP est la catégorie la plus prestigieuse de course de moto sur circuits. Organisée par la Fédération internationale de motocyclisme (FIM), cette compétition met en lice les meilleurs pilotes du monde entier qui concourent au guidon de motos ultra-rapides et technologiquement avancées.</text:p>
      <text:p text:style-name="P2">Les courses du MotoGP se déroulent sur des circuits variés, allant des pistes traditionnelles aux circuits urbains temporaires. Les motos utilisées dans cette catégorie sont des machines prototypes dotées de technologies de pointe, avec des moteurs 4 temps à haute performance.</text:p>
      <text:p text:style-name="P2">La saison du MotoGP comprend plusieurs courses appelées Grands Prix, qui ont lieu dans différents pays à travers le monde. Les pilotes représentent leurs équipes et se battent pour le titre de champion du monde des pilotes, tandis que les équipes rivalisent pour le championnat du monde des constructeurs.</text:p>
      <text:p text:style-name="P2">Les courses sont souvent intenses et rapides, offrant des dépassements spectaculaires et des compétitions acharnées. Les pilotes doivent faire preuve de compétences exceptionnelles en matière de pilotage, de stratégie et d'adaptabilité pour affronter des conditions de piste changeantes et des concurrents aguerris.</text:p>
      <text:p text:style-name="P2">Les principaux constructeurs impliqués dans le MotoGP sont des marques renommées telles que Yamaha, Honda, Ducati, Suzuki et KTM. Les fans du MotoGP sont captivés par l'adrénaline des courses, les rivalités entre pilotes, les dépassements audacieux et la technologie de pointe utilisée dans ce sport à haut risque.</text:p>
      <text:p text:style-name="Standard"/>
      <text:p text:style-name="Standard"/>
      <text:p text:style-name="Standard"/>
      <text:p text:style-name="Standard"/>
      <text:p text:style-name="P2">La MotoGP est la catégorie reine du sport motocycliste sur circuits, représentant l'apogée de la compétition de moto. C'est une plateforme où les meilleurs pilotes du monde rivalisent au guidon de machines ultrarapides et technologiquement sophistiquées. Voici un exposé plus détaillé sur cet univers passionnant :</text:p>
      <text:h text:style-name="P1" text:outline-level="3">Histoire :</text:h>
      <text:p text:style-name="P2">La MotoGP tire ses racines des compétitions de motos sur circuits qui ont émergé au début du 20e siècle. La catégorie reine a évolué à travers différentes réglementations, se transformant progressivement en une compétition où la technologie, la vitesse et le talent des pilotes sont mis à l'épreuve.</text:p>
      <text:h text:style-name="P1" text:outline-level="3">Format :</text:h>
      <text:p text:style-name="P2">La saison de MotoGP se déroule sur plusieurs Grands Prix organisés dans des circuits du monde entier. Les pilotes concourent pour des points attribués selon leur classement à chaque course. Les événements comprennent généralement des séances d'essais libres, des qualifications déterminant la grille de départ, et enfin la course elle-même.</text:p>
      <text:h text:style-name="P1" text:outline-level="3"><text:soft-page-break/>Les motos :</text:h>
      <text:p text:style-name="P2">Les motos utilisées en MotoGP sont des prototypes hautement développés, dotés de technologies de pointe et de performances incroyables. Elles sont conçues spécifiquement pour la compétition, équipées de moteurs 4 temps puissants et de châssis ultralégers, offrant une maniabilité extrême et une vitesse impressionnante.</text:p>
      <text:h text:style-name="P1" text:outline-level="3">Les pilotes :</text:h>
      <text:p text:style-name="P2">Les pilotes de MotoGP sont parmi les meilleurs au monde. Ils ont une expertise incroyable en matière de pilotage, une compréhension approfondie des machines et une capacité à repousser les limites physiques et mentales dans des conditions de course exigeantes.</text:p>
      <text:h text:style-name="P1" text:outline-level="3">Équipes et constructeurs :</text:h>
      <text:p text:style-name="P2">Plusieurs équipes participent à la MotoGP, représentant des constructeurs renommés tels que Yamaha, Honda, Ducati, Suzuki, KTM, et d'autres. Chaque équipe travaille en étroite collaboration avec les fabricants pour développer et optimiser les performances des motos.</text:p>
      <text:h text:style-name="P1" text:outline-level="3">Technologie et innovation :</text:h>
      <text:p text:style-name="P2">La MotoGP est un laboratoire technologique où de nombreuses avancées se produisent dans le domaine des motos de course. Des innovations telles que les systèmes de freinage antiblocage (ABS), les contrôles de traction sophistiqués, l'aérodynamisme avancé et les matériaux de pointe sont testées et développées dans ce contexte compétitif.</text:p>
      <text:h text:style-name="P1" text:outline-level="3">Spectacle et fans :</text:h>
      <text:p text:style-name="P2">Les courses de MotoGP offrent un spectacle incroyable, avec des dépassements audacieux, des vitesses vertigineuses, et des duels entre pilotes pour la victoire. Les fans de MotoGP sont passionnés et nombreux à travers le monde, suivant chaque course avec enthousiasme et soutenant leurs pilotes préférés.</text:p>
      <text:p text:style-name="P2">En somme, la MotoGP incarne l'essence de la compétition de moto de haut niveau, alliant vitesse, technologie et talent des pilotes dans un spectacle captivant pour les passionnés de sport mécaniqu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2:16.288000000</meta:creation-date>
    <dc:date>2023-11-15T10:26:21.980000000</dc:date>
    <meta:editing-duration>PT24M9S</meta:editing-duration>
    <meta:editing-cycles>1</meta:editing-cycles>
    <meta:document-statistic meta:table-count="0" meta:image-count="0" meta:object-count="0" meta:page-count="2" meta:paragraph-count="21" meta:word-count="634" meta:character-count="4255" meta:non-whitespace-character-count="3641"/>
    <meta:generator>LibreOffice/7.6.2.1$Windows_X86_64 LibreOffice_project/56f7684011345957bbf33a7ee678afaf4d2ba333</meta:generator>
  </office:meta>
</office:document-meta>
</file>